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7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8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9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margin-left="1cm" fo:margin-right="0cm" fo:text-align="start" style:justify-single-word="false" fo:text-indent="0cm" style:auto-text-indent="false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T2" style:family="text"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font-name="Verdan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</text:user-field-decls>
      <text:p text:style-name="P12">Le <text:date style:data-style-name="N37" text:date-value="2009-05-28T08:51:33">28/05/09</text:date></text:p>
      <text:p text:style-name="P6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7"/>
      <text:p text:style-name="P8"><text:user-field-get text:name="adresse_numvoie"/> <text:user-field-get text:name="adresse_typevoie"/> <text:user-field-get text:name="adresse_nomvoie"/></text:p>
      <text:p text:style-name="P8"><text:user-field-get text:name="adresse_complideadr"/></text:p>
      <text:p text:style-name="P9"><text:user-field-get text:name="adresse_codepos"/> <text:user-field-get text:name="adresse_locaadr"/></text:p>
      <text:p text:style-name="P10"/>
      <text:p text:style-name="P4">N° NIR (Sécu) : <text:user-field-get text:name="personne_nir">personne_nir</text:user-field-get></text:p>
      <text:p text:style-name="P4">N° de dossier RSA : <text:user-field-get text:name="dossier_rsa_numdemrsa">dossier_rsa_numdemrsa</text:user-field-get></text:p>
      <text:p text:style-name="P3"/>
      <text:p text:style-name="P3"/>
      <text:p text:style-name="P11"><text:user-field-get text:name="personne_qual">personne_qual</text:user-field-get></text:p>
      <text:p text:style-name="P3"/>
      <text:p text:style-name="P4">Suite à notre entretien de ce jour, nous transmettons votre demande d'allocation de Revenu de Solidarité Active (RSA) à l’organisme en charge du paiement. Celle-ci sera examinée en lien avec les services du Conseil Général.</text:p>
      <text:p text:style-name="P4"/>
      <text:p text:style-name="P4">Si l'ouverture du droit au RSA vous est accordée, nous vous confirmons que l’organisme qui sera chargé de votre suivi sera Pôle Emploi,</text:p>
      <text:p text:style-name="P4"/>
      <text:p text:style-name="P4">Vous devrez vous inscrire au plus tard dans le mois qui suit la notification du droit RSA, comme demandeur d'emploi</text:p>
      <text:p text:style-name="P4"/>
      <text:list text:style-name="L1">
        <text:list-item>
          <text:p text:style-name="P13"><text:span text:style-name="T2">en composant par téléphone le </text:span><text:span text:style-name="T3">39 49</text:span></text:p>
        </text:list-item>
        <text:list-item>
          <text:p text:style-name="P13"><text:span text:style-name="T2">en vous connectant sur le site </text:span><text:span text:style-name="T3">pole-emploi.fr</text:span></text:p>
        </text:list-item>
      </text:list>
      <text:p text:style-name="P4"/>
      <text:p text:style-name="P4">Vous serez convoqué et en référence à la loi sur le Revenu de Solidarité Active, vous devrez vous présenter et répondre aux convocations qui vous seront fixées.</text:p>
      <text:p text:style-name="P4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1pt" fo:language="fr" fo:country="F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èle 1 : Orientation CG ou MSA</dc:title>
    <meta:initial-creator>Administrateur</meta:initial-creator>
    <meta:creation-date>2009-05-07T12:55:00</meta:creation-date>
    <dc:creator>aauzolat</dc:creator>
    <dc:date>2009-05-28T08:51:33</dc:date>
    <meta:print-date>2009-05-07T13:04:00</meta:print-date>
    <meta:editing-cycles>11</meta:editing-cycles>
    <meta:editing-duration>PT1H31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175" meta:character-count="1054"/>
  </office:meta>
</office:document-meta>
</file>